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d8a55" officeooo:paragraph-rsid="058e42d4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ec875a" officeooo:paragraph-rsid="05ec875a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ca2785" officeooo:paragraph-rsid="0612754f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585ebea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604d8fa"/>
    </style:style>
    <style:style style:name="P9" style:family="paragraph" style:parent-style-name="Text_20_body">
      <style:paragraph-properties fo:text-align="end" style:justify-single-word="false" style:writing-mode="rl-tb"/>
      <style:text-properties officeooo:paragraph-rsid="0604f2a9"/>
    </style:style>
    <style:style style:name="P10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85ebea"/>
    </style:style>
    <style:style style:name="P11" style:family="paragraph" style:parent-style-name="Heading_20_2">
      <style:paragraph-properties fo:text-align="end" style:justify-single-word="false" style:writing-mode="rl-tb"/>
      <style:text-properties officeooo:paragraph-rsid="05d0bf84"/>
    </style:style>
    <style:style style:name="P12" style:family="paragraph" style:parent-style-name="Heading_20_2">
      <style:paragraph-properties fo:text-align="end" style:justify-single-word="false" style:writing-mode="rl-tb"/>
      <style:text-properties officeooo:paragraph-rsid="0612754f"/>
    </style:style>
    <style:style style:name="P13" style:family="paragraph" style:parent-style-name="Table_20_Contents">
      <style:paragraph-properties fo:text-align="center" style:justify-single-word="false" style:writing-mode="lr-tb"/>
      <style:text-properties officeooo:rsid="05f69968" officeooo:paragraph-rsid="05f69968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daed8" officeooo:paragraph-rsid="05fdaed8" style:font-size-asian="10.5pt" style:font-name-complex="David CLM" style:font-weight-complex="normal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08272" officeooo:paragraph-rsid="06008272" style:font-size-asian="10.5pt" style:font-name-complex="David CLM" style:font-weight-complex="norma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f4636" officeooo:paragraph-rsid="060f4636" style:font-size-asian="10.5pt" style:font-name-complex="David CLM" style:font-weight-complex="norma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10f6ec" officeooo:paragraph-rsid="0610f6ec" style:font-size-asian="10.5pt" style:font-name-complex="David CLM" style:font-weight-complex="normal"/>
    </style:style>
    <style:style style:name="P18" style:family="paragraph" style:parent-style-name="Table_20_Contents">
      <style:paragraph-properties fo:text-align="center" style:justify-single-word="false" style:writing-mode="lr-tb"/>
      <style:text-properties fo:language="en" fo:country="US" officeooo:rsid="05ff4fc8" officeooo:paragraph-rsid="05ff4fc8"/>
    </style:style>
    <style:style style:name="P19" style:family="paragraph" style:parent-style-name="Text_20_body">
      <style:paragraph-properties fo:text-align="start" style:justify-single-word="false" style:writing-mode="lr-tb"/>
      <style:text-properties fo:font-weight="bold" officeooo:paragraph-rsid="05aad19a" style:font-weight-asian="bold" style:font-weight-complex="bold"/>
    </style:style>
    <style:style style:name="P20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21" style:family="paragraph" style:parent-style-name="Text_20_body">
      <style:text-properties style:use-window-font-color="true" loext:opacity="0%" officeooo:rsid="05830722" officeooo:paragraph-rsid="05b3d691"/>
    </style:style>
    <style:style style:name="P22" style:family="paragraph" style:parent-style-name="Text_20_body">
      <style:text-properties style:use-window-font-color="true" loext:opacity="0%" officeooo:rsid="05b3d691" officeooo:paragraph-rsid="05b48436"/>
    </style:style>
    <style:style style:name="P23" style:family="paragraph" style:parent-style-name="Text_20_body">
      <style:text-properties style:use-window-font-color="true" loext:opacity="0%" fo:font-weight="normal" officeooo:rsid="05a2eacb" officeooo:paragraph-rsid="05b1e2d3" style:font-weight-asian="normal" style:font-weight-complex="normal"/>
    </style:style>
    <style:style style:name="P24" style:family="paragraph" style:parent-style-name="Text_20_body">
      <style:text-properties style:use-window-font-color="true" loext:opacity="0%" officeooo:rsid="05b48436" officeooo:paragraph-rsid="05b48436"/>
    </style:style>
    <style:style style:name="P25" style:family="paragraph" style:parent-style-name="Text_20_body">
      <style:text-properties style:use-window-font-color="true" loext:opacity="0%" officeooo:paragraph-rsid="06019571"/>
    </style:style>
    <style:style style:name="P26" style:family="paragraph" style:parent-style-name="Text_20_body">
      <style:text-properties officeooo:rsid="05b48436" officeooo:paragraph-rsid="05b9c5d1"/>
    </style:style>
    <style:style style:name="P27" style:family="paragraph" style:parent-style-name="Text_20_body">
      <style:text-properties officeooo:rsid="05d8b71f" officeooo:paragraph-rsid="05db8b33"/>
    </style:style>
    <style:style style:name="P28" style:family="paragraph" style:parent-style-name="Text_20_body">
      <style:text-properties officeooo:rsid="05ca2785" officeooo:paragraph-rsid="0612754f"/>
    </style:style>
    <style:style style:name="P29" style:family="paragraph" style:parent-style-name="Standard">
      <style:text-properties style:font-name="Monospace" officeooo:rsid="05f69968" officeooo:paragraph-rsid="05f69968" style:font-size-asian="10.5pt" style:font-name-complex="David CLM" style:font-weight-complex="normal"/>
    </style:style>
    <style:style style:name="P30" style:family="paragraph" style:parent-style-name="Standard">
      <style:text-properties style:font-name="Monospace" fo:language="en" fo:country="US" officeooo:rsid="05f4a05f" officeooo:paragraph-rsid="05f4230a" style:font-size-asian="10.5pt" style:font-name-complex="David CLM" style:font-weight-complex="normal"/>
    </style:style>
    <style:style style:name="P31" style:family="paragraph" style:parent-style-name="Standard">
      <style:text-properties style:font-name="Monospace" fo:language="en" fo:country="US" officeooo:rsid="05f69968" officeooo:paragraph-rsid="05f69968" style:font-size-asian="10.5pt" style:font-name-complex="David CLM" style:font-weight-complex="normal"/>
    </style:style>
    <style:style style:name="P32" style:family="paragraph" style:parent-style-name="Standard">
      <style:text-properties officeooo:paragraph-rsid="05f4230a"/>
    </style:style>
    <style:style style:name="P33" style:family="paragraph" style:parent-style-name="Standard">
      <style:text-properties officeooo:paragraph-rsid="05fa1f5a"/>
    </style:style>
    <style:style style:name="P34" style:family="paragraph" style:parent-style-name="Table_20_Contents">
      <style:paragraph-properties fo:text-align="center" style:justify-single-word="false"/>
      <style:text-properties officeooo:rsid="05f69968" officeooo:paragraph-rsid="05f69968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Monospace" officeooo:rsid="05fceb90" officeooo:paragraph-rsid="05fceb90" style:font-size-asian="10.5pt" style:font-name-complex="David CLM" style:font-weight-complex="normal"/>
    </style:style>
    <style:style style:name="P37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38" style:family="paragraph" style:parent-style-name="Heading_20_2">
      <style:paragraph-properties fo:text-align="end" style:justify-single-word="false" style:writing-mode="rl-tb"/>
      <style:text-properties style:use-window-font-color="true" loext:opacity="0%" style:text-position="0% 100%" fo:font-weight="normal" officeooo:rsid="05dc6b07" officeooo:paragraph-rsid="0612754f" style:font-weight-asian="normal" style:font-weight-complex="normal"/>
    </style:style>
    <style:style style:name="P39" style:family="paragraph" style:parent-style-name="Heading_20_2">
      <style:paragraph-properties fo:text-align="end" style:justify-single-word="false" style:writing-mode="rl-tb"/>
      <style:text-properties officeooo:paragraph-rsid="06161c1b"/>
    </style:style>
    <style:style style:name="P40" style:family="paragraph" style:parent-style-name="Text_20_body" style:list-style-name="L1">
      <style:text-properties officeooo:paragraph-rsid="05b3d691"/>
    </style:style>
    <style:style style:name="P41" style:family="paragraph" style:parent-style-name="Text_20_body" style:list-style-name="L1">
      <style:text-properties officeooo:paragraph-rsid="05b48436"/>
    </style:style>
    <style:style style:name="P42" style:family="paragraph" style:parent-style-name="Text_20_body" style:list-style-name="L3">
      <style:text-properties officeooo:rsid="05d8b71f" officeooo:paragraph-rsid="05db8b33"/>
    </style:style>
    <style:style style:name="P43" style:family="paragraph" style:parent-style-name="Text_20_body" style:list-style-name="L3">
      <style:text-properties officeooo:rsid="05da5769" officeooo:paragraph-rsid="05db8b33"/>
    </style:style>
    <style:style style:name="P44" style:family="paragraph" style:parent-style-name="Text_20_body" style:list-style-name="L3">
      <style:text-properties officeooo:rsid="05e4c28a" officeooo:paragraph-rsid="05e4c28a"/>
    </style:style>
    <style:style style:name="P45" style:family="paragraph" style:parent-style-name="Text_20_body">
      <style:text-properties officeooo:rsid="05c333d2" officeooo:paragraph-rsid="06161c1b"/>
    </style:style>
    <style:style style:name="P46" style:family="paragraph" style:parent-style-name="Text_20_body" style:list-style-name="L2">
      <style:paragraph-properties fo:text-align="end" style:justify-single-word="false" style:writing-mode="rl-tb"/>
      <style:text-properties officeooo:paragraph-rsid="06058057"/>
    </style:style>
    <style:style style:name="P47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style:text-position="0% 100%" officeooo:rsid="06057f9f" officeooo:paragraph-rsid="06057f9f"/>
    </style:style>
    <style:style style:name="P48" style:family="paragraph" style:parent-style-name="Text_20_body" style:list-style-name="L2">
      <style:paragraph-properties fo:text-align="end" style:justify-single-word="false" style:writing-mode="rl-tb"/>
      <style:text-properties officeooo:rsid="060744b6" officeooo:paragraph-rsid="060744b6"/>
    </style:style>
    <style:style style:name="P49" style:family="paragraph" style:parent-style-name="Text_20_body" style:list-style-name="L2">
      <style:paragraph-properties fo:text-align="start" style:justify-single-word="false" style:writing-mode="lr-tb"/>
      <style:text-properties officeooo:paragraph-rsid="06057f9f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9419bf"/>
    </style:style>
    <style:style style:name="T7" style:family="text">
      <style:text-properties style:text-position="0% 100%" officeooo:rsid="05d0b190"/>
    </style:style>
    <style:style style:name="T8" style:family="text">
      <style:text-properties style:text-position="0% 100%" officeooo:rsid="060416e4"/>
    </style:style>
    <style:style style:name="T9" style:family="text">
      <style:text-properties style:text-position="0% 100%" officeooo:rsid="0604d8fa"/>
    </style:style>
    <style:style style:name="T10" style:family="text">
      <style:text-properties style:text-position="0% 100%" officeooo:rsid="06058057"/>
    </style:style>
    <style:style style:name="T11" style:family="text">
      <style:text-properties officeooo:rsid="05226f8d"/>
    </style:style>
    <style:style style:name="T12" style:family="text">
      <style:text-properties officeooo:rsid="052c9289"/>
    </style:style>
    <style:style style:name="T13" style:family="text">
      <style:text-properties officeooo:rsid="054740c5"/>
    </style:style>
    <style:style style:name="T14" style:family="text">
      <style:text-properties officeooo:rsid="0550dfd7"/>
    </style:style>
    <style:style style:name="T15" style:family="text">
      <style:text-properties fo:font-weight="normal" officeooo:rsid="05b1e2d3" style:font-weight-asian="normal" style:font-weight-complex="normal"/>
    </style:style>
    <style:style style:name="T16" style:family="text">
      <style:text-properties fo:font-weight="normal" officeooo:rsid="05b89435" style:font-weight-asian="normal" style:font-weight-complex="normal"/>
    </style:style>
    <style:style style:name="T17" style:family="text">
      <style:text-properties fo:font-weight="normal" officeooo:rsid="05bbe304" style:font-weight-asian="normal" style:font-weight-complex="normal"/>
    </style:style>
    <style:style style:name="T18" style:family="text">
      <style:text-properties fo:font-weight="normal" officeooo:rsid="05be0504" style:font-weight-asian="normal" style:font-weight-complex="normal"/>
    </style:style>
    <style:style style:name="T19" style:family="text">
      <style:text-properties fo:font-weight="normal" officeooo:rsid="05f1248c" style:font-weight-asian="normal" style:font-weight-complex="normal"/>
    </style:style>
    <style:style style:name="T20" style:family="text">
      <style:text-properties fo:font-weight="normal" officeooo:rsid="06019571" style:font-weight-asian="normal" style:font-weight-complex="normal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officeooo:rsid="05b3d691"/>
    </style:style>
    <style:style style:name="T23" style:family="text">
      <style:text-properties style:use-window-font-color="true" loext:opacity="0%" officeooo:rsid="05b48436"/>
    </style:style>
    <style:style style:name="T24" style:family="text">
      <style:text-properties style:use-window-font-color="true" loext:opacity="0%" officeooo:rsid="05b9c5d1"/>
    </style:style>
    <style:style style:name="T25" style:family="text">
      <style:text-properties style:use-window-font-color="true" loext:opacity="0%" officeooo:rsid="054277b2"/>
    </style:style>
    <style:style style:name="T26" style:family="text">
      <style:text-properties style:use-window-font-color="true" loext:opacity="0%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7" style:family="text">
      <style:text-properties style:use-window-font-color="true" loext:opacity="0%" style:font-name="Monospace" fo:font-size="12pt" fo:font-style="normal" fo:font-weight="normal" officeooo:rsid="05d9f3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8" style:family="text">
      <style:text-properties style:use-window-font-color="true" loext:opacity="0%" style:font-name="Monospace" fo:font-size="12pt" fo:font-style="normal" fo:font-weight="normal" officeooo:rsid="0612754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9" style:family="text">
      <style:text-properties style:use-window-font-color="true" loext:opacity="0%" style:font-name="Monospace" fo:font-size="12pt" fo:font-style="normal" fo:font-weight="normal" officeooo:rsid="06161c1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0" style:family="text">
      <style:text-properties style:use-window-font-color="true" loext:opacity="0%" style:font-name="Monospace" officeooo:rsid="0609a123" style:font-size-asian="10.5pt" style:font-name-complex="David CLM" style:font-weight-complex="normal"/>
    </style:style>
    <style:style style:name="T31" style:family="text">
      <style:text-properties style:use-window-font-color="true" loext:opacity="0%" style:font-name="Monospace" officeooo:rsid="060a432a" style:font-size-asian="10.5pt" style:font-name-complex="David CLM" style:font-weight-complex="normal"/>
    </style:style>
    <style:style style:name="T32" style:family="text">
      <style:text-properties style:use-window-font-color="true" loext:opacity="0%" style:font-name="Monospace" officeooo:rsid="060bd17f" style:font-size-asian="10.5pt" style:font-name-complex="David CLM" style:font-weight-complex="normal"/>
    </style:style>
    <style:style style:name="T33" style:family="text">
      <style:text-properties style:use-window-font-color="true" loext:opacity="0%" officeooo:rsid="05d8b71f"/>
    </style:style>
    <style:style style:name="T34" style:family="text">
      <style:text-properties style:use-window-font-color="true" loext:opacity="0%" style:text-position="0% 100%"/>
    </style:style>
    <style:style style:name="T35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style:use-window-font-color="true" loext:opacity="0%" style:text-position="0% 100%" style:font-name="Monospace" fo:font-size="12pt" fo:font-style="normal" fo:font-weight="normal" officeooo:rsid="05f223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style:use-window-font-color="true" loext:opacity="0%" style:text-position="0% 100%" style:font-name="Monospace" officeooo:rsid="0604d8fa" style:font-size-asian="10.5pt" style:font-name-complex="David CLM" style:font-weight-complex="normal"/>
    </style:style>
    <style:style style:name="T38" style:family="text">
      <style:text-properties style:use-window-font-color="true" loext:opacity="0%" style:text-position="0% 100%" style:font-name="Monospace" officeooo:rsid="06057826" style:font-size-asian="10.5pt" style:font-name-complex="David CLM" style:font-weight-complex="normal"/>
    </style:style>
    <style:style style:name="T39" style:family="text">
      <style:text-properties style:use-window-font-color="true" loext:opacity="0%" style:text-position="0% 100%" style:font-name="Monospace" officeooo:rsid="06057f9f" style:font-size-asian="10.5pt" style:font-name-complex="David CLM" style:font-weight-complex="normal"/>
    </style:style>
    <style:style style:name="T40" style:family="text">
      <style:text-properties style:use-window-font-color="true" loext:opacity="0%" style:text-position="0% 100%" officeooo:rsid="054277b2"/>
    </style:style>
    <style:style style:name="T41" style:family="text">
      <style:text-properties style:use-window-font-color="true" loext:opacity="0%" style:text-position="0% 100%" officeooo:rsid="05bf880b"/>
    </style:style>
    <style:style style:name="T42" style:family="text">
      <style:text-properties style:use-window-font-color="true" loext:opacity="0%" style:text-position="0% 100%" officeooo:rsid="058696ee"/>
    </style:style>
    <style:style style:name="T43" style:family="text">
      <style:text-properties style:use-window-font-color="true" loext:opacity="0%" style:text-position="0% 100%" officeooo:rsid="0604d8fa"/>
    </style:style>
    <style:style style:name="T44" style:family="text">
      <style:text-properties style:use-window-font-color="true" loext:opacity="0%" style:text-position="0% 100%" officeooo:rsid="06057826"/>
    </style:style>
    <style:style style:name="T45" style:family="text">
      <style:text-properties style:use-window-font-color="true" loext:opacity="0%" style:text-position="0% 100%" officeooo:rsid="0604f2a9"/>
    </style:style>
    <style:style style:name="T46" style:family="text">
      <style:text-properties style:use-window-font-color="true" loext:opacity="0%" style:text-position="0% 100%" officeooo:rsid="058a8887"/>
    </style:style>
    <style:style style:name="T47" style:family="text">
      <style:text-properties style:use-window-font-color="true" loext:opacity="0%" style:text-position="0% 100%" officeooo:rsid="0589ecae"/>
    </style:style>
    <style:style style:name="T48" style:family="text">
      <style:text-properties style:use-window-font-color="true" loext:opacity="0%" style:text-position="0% 100%" officeooo:rsid="05a386dd"/>
    </style:style>
    <style:style style:name="T49" style:family="text">
      <style:text-properties style:use-window-font-color="true" loext:opacity="0%" style:text-position="0% 100%" fo:font-weight="bold" officeooo:rsid="06058057" style:font-weight-asian="bold" style:font-weight-complex="bold"/>
    </style:style>
    <style:style style:name="T50" style:family="text">
      <style:text-properties style:use-window-font-color="true" loext:opacity="0%" style:text-position="0% 100%" officeooo:rsid="060744b6"/>
    </style:style>
    <style:style style:name="T51" style:family="text">
      <style:text-properties style:use-window-font-color="true" loext:opacity="0%" officeooo:rsid="05c6f509"/>
    </style:style>
    <style:style style:name="T52" style:family="text">
      <style:text-properties style:use-window-font-color="true" loext:opacity="0%" officeooo:rsid="05d9f395"/>
    </style:style>
    <style:style style:name="T53" style:family="text">
      <style:text-properties style:use-window-font-color="true" loext:opacity="0%" fo:font-weight="normal" officeooo:rsid="052ad1a0" style:font-weight-asian="normal" style:font-weight-complex="normal"/>
    </style:style>
    <style:style style:name="T54" style:family="text">
      <style:text-properties style:use-window-font-color="true" loext:opacity="0%" fo:font-weight="normal" officeooo:rsid="05d0b190" style:font-weight-asian="normal" style:font-weight-complex="normal"/>
    </style:style>
    <style:style style:name="T55" style:family="text">
      <style:text-properties style:use-window-font-color="true" loext:opacity="0%" fo:font-weight="normal" officeooo:rsid="05c333d2" style:font-weight-asian="normal" style:font-weight-complex="normal"/>
    </style:style>
    <style:style style:name="T56" style:family="text">
      <style:text-properties style:use-window-font-color="true" loext:opacity="0%" fo:font-weight="normal" officeooo:rsid="06161c1b" style:font-weight-asian="normal" style:font-weight-complex="normal"/>
    </style:style>
    <style:style style:name="T57" style:family="text">
      <style:text-properties officeooo:rsid="05b48436"/>
    </style:style>
    <style:style style:name="T58" style:family="text">
      <style:text-properties style:font-name="Monospace" fo:language="en" fo:country="US" officeooo:rsid="05f4a05f" style:font-size-asian="10.5pt" style:font-name-complex="David CLM" style:font-weight-complex="normal"/>
    </style:style>
    <style:style style:name="T59" style:family="text">
      <style:text-properties style:font-name="Monospace" fo:language="en" fo:country="US" officeooo:rsid="05fa1f5a" style:font-size-asian="10.5pt" style:font-name-complex="David CLM" style:font-weight-complex="normal"/>
    </style:style>
    <style:style style:name="T60" style:family="text">
      <style:text-properties style:font-name="Monospace" fo:language="en" fo:country="US" officeooo:rsid="05f69968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5fc14a0" style:font-size-asian="10.5pt" style:font-name-complex="David CLM" style:font-weight-complex="normal"/>
    </style:style>
    <style:style style:name="T62" style:family="text">
      <style:text-properties style:font-name="Monospace" fo:language="en" fo:country="US" officeooo:rsid="06011bb5" style:font-size-asian="10.5pt" style:font-name-complex="David CLM" style:font-weight-complex="normal"/>
    </style:style>
    <style:style style:name="T63" style:family="text">
      <style:text-properties officeooo:rsid="05dad005"/>
    </style:style>
    <style:style style:name="T64" style:family="text">
      <style:text-properties fo:language="en" fo:country="US"/>
    </style:style>
    <style:style style:name="T65" style:family="text">
      <style:text-properties fo:language="en" fo:country="US" officeooo:rsid="05f22333"/>
    </style:style>
    <style:style style:name="T66" style:family="text">
      <style:text-properties fo:language="en" fo:country="US" officeooo:rsid="05f4230a"/>
    </style:style>
    <style:style style:name="T67" style:family="text">
      <style:text-properties fo:language="en" fo:country="US" officeooo:rsid="05fa1f5a"/>
    </style:style>
    <style:style style:name="T68" style:family="text">
      <style:text-properties officeooo:rsid="05e2880a"/>
    </style:style>
    <style:style style:name="T69" style:family="text">
      <style:text-properties officeooo:rsid="05f22333"/>
    </style:style>
    <style:style style:name="T70" style:family="text">
      <style:text-properties officeooo:rsid="05f4a05f"/>
    </style:style>
    <style:style style:name="T71" style:family="text">
      <style:text-properties officeooo:rsid="06008272"/>
    </style:style>
    <style:style style:name="T72" style:family="text">
      <style:text-properties officeooo:rsid="06011bb5"/>
    </style:style>
    <style:style style:name="T73" style:family="text">
      <style:text-properties officeooo:rsid="0610f6ec"/>
    </style:style>
    <style:style style:name="T74" style:family="text">
      <style:text-properties style:text-position="sub 58%"/>
    </style:style>
    <style:style style:name="T75" style:family="text">
      <style:text-properties officeooo:rsid="06161c1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1">מטלה</text:span> –<text:span text:style-name="T12"> מכרזי ויקרי-קלארק-גרובס ומאירסון</text:span></text:h>
      <text:p text:style-name="P20">יש לענות על שאלה אחת לבחירתכם. <text:span text:style-name="T68">שאלות המסומנות בכוכבית (*) מזכות בניקוד כפול.</text:span></text:p>
      <text:p text:style-name="P3">שאלה <text:span text:style-name="T14">1</text:span>: <text:span text:style-name="T13">שוק דו-צדדי</text:span></text:p>
      <text:p text:style-name="P21">אחד השימושים של תורת המכרזים הוא ניהול אוטומטי של שוק דו-צדדי, <text:span text:style-name="T57">שיש בו גם קונים וגם מוכרים, כמו למשל בבורסה לניירות ערך.</text:span> <text:span text:style-name="T57">לצורך השאלה נניח שכל מוכר מחזיק מניה אחת, כל קונה מעוניין במניה אחת, וכל המניות זהות (של אותה חברה).</text:span></text:p>
      <text:p text:style-name="P22">א. <text:span text:style-name="T57">נניח שבבורסה יש:</text:span></text:p>
      <text:list xml:id="list1422931771" text:style-name="L1">
        <text:list-item>
          <text:p text:style-name="P40"><text:span text:style-name="T22">חמישה מוכרים, המייחסים למניה שלהם </text:span><text:span text:style-name="T23">את הערכים הבאים: </text:span><text:span text:style-name="T30">11, 23, 35, 47, 59</text:span><text:span text:style-name="T23">.</text:span></text:p>
        </text:list-item>
        <text:list-item>
          <text:p text:style-name="P41"><text:span text:style-name="T23">חמישה קונים, המייחסים לאותה מניה את הערכים: </text:span><text:span text:style-name="T31">98, 86, 74, 62, </text:span><text:span text:style-name="T32">50</text:span><text:span text:style-name="T23">.</text:span></text:p>
        </text:list-item>
      </text:list>
      <text:p text:style-name="P24">מהו המסחר הממקסם את סכום הערכים – כמה מניות נסחרות, מי מוכר ומי קונה?</text:p>
      <text:p text:style-name="P26"><text:span text:style-name="T22">ב. </text:span><text:span text:style-name="T24">מה הם תשלומי VCG בשוק של סעיף א? <text:s text:c="2"/>מה הבעיה בתשלומים אלה?</text:span></text:p>
      <text:p text:style-name="P25"><text:span text:style-name="T19">ג</text:span><text:span text:style-name="T15">. </text:span><text:span text:style-name="T16">נתון כלל-הבחירה </text:span><text:span text:style-name="T17">"בחר את כל הקונים והמוכרים במסחר האופטימלי, פרט </text:span><text:span text:style-name="T20">לקונה עם הערך הנמוך ביותר ולמוכר עם הערך הגבוה ביותר</text:span><text:span text:style-name="T17">". מה הם תשלומי מאירסון </text:span><text:span text:style-name="T18">עבור כלל זה</text:span><text:span text:style-name="T17">? הדגימו על השוק של סעיף א.</text:span></text:p>
      <text:p text:style-name="P23"/>
      <text:p text:style-name="P10"><text:span text:style-name="T2">* שאלה</text:span><text:span text:style-name="T3"> </text:span><text:span text:style-name="T7">2</text:span><text:span text:style-name="T2">: </text:span><text:span text:style-name="T4">תיכנות </text:span><text:span text:style-name="T6">- כלל-התשלום של מאירסון</text:span></text:p>
      <text:p text:style-name="P7"><text:span text:style-name="T4">כיתבו פונקציה, </text:span><text:span text:style-name="T8">המקבלת כקלט כלל-בחירה </text:span><text:span text:style-name="T9">כלשהו, ומחשבת </text:span><text:span text:style-name="T4">את כלל-התשלום המתאים לפי </text:span><text:span text:style-name="T5">משפט </text:span><text:span text:style-name="T4">מאירסון</text:span><text:span text:style-name="T5">. כותרת הפונקציה:</text:span></text:p>
      <text:p text:style-name="P19"><text:span text:style-name="T41">def </text:span><text:span text:style-name="T42">payments (</text:span><text:span text:style-name="T43">v</text:span><text:span text:style-name="T41">alues:</text:span><text:span text:style-name="T43">List[float], choice_rule</text:span><text:span text:style-name="T42">) →</text:span><text:span text:style-name="T41"> List[float]: ...</text:span></text:p>
      <text:p text:style-name="P8"><text:span text:style-name="T1">הפונקציה מקבלת כקלט </text:span><text:span text:style-name="T10">שני פרמטרים:</text:span></text:p>
      <text:list xml:id="list4169218879" text:style-name="L2">
        <text:list-item>
          <text:p text:style-name="P46"><text:span text:style-name="T49">א. </text:span><text:span text:style-name="T42">וקטור הערכים </text:span><text:span text:style-name="T44">values</text:span><text:span text:style-name="T42"> – </text:span><text:span text:style-name="T44">הכולל </text:span><text:span text:style-name="T38">את הערך של </text:span><text:span text:style-name="T43">כל שחקן.</text:span></text:p>
        </text:list-item>
        <text:list-item>
          <text:p text:style-name="P46"><text:span text:style-name="T49">ב. </text:span><text:span text:style-name="T43">כלל-הבחירה </text:span><text:span text:style-name="T44">choice_rule </text:span><text:span text:style-name="T43">– שהוא פונקציה עם הכותרת הבאה:</text:span></text:p>
        </text:list-item>
        <text:list-item>
          <text:p text:style-name="P49"><text:span text:style-name="T41">def </text:span><text:span text:style-name="T37">choice_rule </text:span><text:span text:style-name="T42">(</text:span><text:span text:style-name="T43">v</text:span><text:span text:style-name="T41">alues:</text:span><text:span text:style-name="T43">List[float]</text:span><text:span text:style-name="T37">)</text:span><text:span text:style-name="T42"> →</text:span><text:span text:style-name="T41"> List[</text:span><text:span text:style-name="T37">Boolean</text:span><text:span text:style-name="T41">]: …</text:span></text:p>
        </text:list-item>
        <text:list-item>
          <text:p text:style-name="P47">הפונקציה choice_rule מקבלת וקטור ערכים כלשהו ומחזירה עבור כל שחקן האם הוא נבחר (‎True) או לא נבחר (False).</text:p>
        </text:list-item>
        <text:list-item>
          <text:p text:style-name="P48"><text:span text:style-name="T50">נ</text:span><text:span text:style-name="T34">יתן להניח שהפונקציה choice_rule המועברת בקלט מתאימה לכלל-בחירה מונוטוני.</text:span></text:p>
        </text:list-item>
      </text:list>
      <text:p text:style-name="P9"><text:span text:style-name="T45">הפונקציה </text:span><text:span text:style-name="T39">payments צריכה להחזיר </text:span><text:span text:style-name="T42">את וקטור </text:span><text:span text:style-name="T46">התשלומים</text:span><text:span text:style-name="T47">, </text:span><text:span text:style-name="T48">בשקלים, ברמת-דיוק של 0.01 ש"ח.</text:span></text:p>
      <text:p text:style-name="P5">בדקו את הפונקציה שלכם על כמה פונקציות-בחירה שונות.</text:p>
      <text:p text:style-name="P4"/>
      <text:p text:style-name="P39"><text:soft-page-break/><text:span text:style-name="T53">שאלה </text:span><text:span text:style-name="T29">3</text:span><text:span text:style-name="T53">: </text:span><text:span text:style-name="T55">דוגמאות למכרזי מאירסון</text:span></text:p>
      <text:p text:style-name="P45">הסעיפים הבאים מתייחסים לכלל-הבחירה "בחר את הערך הגבוה ביותר, בתנאי שהוא לפחות 10".</text:p>
      <text:p text:style-name="P45">א. הראו (ע"י דוגמה) שתשלומי וק"ג עבור כלל זה אינם מגלי-אמת.</text:p>
      <text:p text:style-name="P45">ב. תנו נוסחה לחישוב תשלומי מאירסון עבור כלל זה. הדגימו את הנוסחה.</text:p>
      <text:p text:style-name="P45">בסעיפים הבאים, נתון שלכל משתתף i יש משקל w<text:span text:style-name="T74">i</text:span> שהוא מידע ציבורי. כלל-הבחירה הוא "בחר את המשתתף שהמכפלה ערך*משקל (v<text:span text:style-name="T74">i</text:span>*w<text:span text:style-name="T74">i</text:span>) שלו היא הגדולה ביותר".</text:p>
      <text:p text:style-name="P45">ג. הראו (ע"י דוגמה) שתשלומי וק"ג עבור כלל זה אינם מגלי-אמת.</text:p>
      <text:p text:style-name="P45">ד. תנו נוסחה לחישוב תשלומי מאירסון עבור כלל זה. הדגימו את הנוסחה.</text:p>
      <text:p text:style-name="P45"><text:span text:style-name="T33"/></text:p>
      <text:p text:style-name="P12"><text:span text:style-name="T25">* שאלה </text:span><text:span text:style-name="T28">4</text:span><text:span text:style-name="T25">: </text:span><text:span text:style-name="T51">אלגוריתם </text:span><text:span text:style-name="T27">מגלה-אמת</text:span><text:span text:style-name="T51"> </text:span><text:span text:style-name="T52">ל</text:span><text:span text:style-name="T51">עץ פורש מקסימלי</text:span></text:p>
      <text:p text:style-name="P28">נתון גרף לא-מכוון, שבו לכל קשת יש ערך. כל קשת שייכת למישהו, והערך הוא מידע פרטי של הבעלים.</text:p>
      <text:p text:style-name="P28">א. הדגימו את אלגוריתם VCG למציאת עץ פורש עם ערך מקסימלי.</text:p>
      <text:p text:style-name="P6">ב. הדגימו את אלגוריתם מאירסון למציאת עץ פורש עם ערך מקסימלי.</text:p>
      <text:p text:style-name="P38"/>
      <text:p text:style-name="P11"><text:span text:style-name="T40">שאלה </text:span><text:span text:style-name="T35">5</text:span><text:span text:style-name="T40">: </text:span><text:span text:style-name="T36">מכרזים קומבינטוריים</text:span></text:p>
      <text:p text:style-name="P32">עמי ותמי משתתפים במכרז קומבינטורי <text:span text:style-name="T70">על שלושה חפצים </text:span><text:span text:style-name="T72">שונים</text:span><text:span text:style-name="T70">. </text:span><text:span text:style-name="T69">כזכור, מכרז קומבינטורי הוא מכרז שבו כל משתתף יכול להציע מחיר לכל תת-קבוצה של </text:span><text:span text:style-name="T65">חפצים</text:span><text:span text:style-name="T66">. </text:span><text:span text:style-name="T62">ערכי </text:span><text:span text:style-name="T61">המשתתפים </text:span><text:span text:style-name="T58">נתונים בטבלה הבאה:</text:span></text:p>
      <text:p text:style-name="P30"/>
      <table:table table:name="Table1" table:style-name="Table1">
        <table:table-column table:style-name="Table1.A" table:number-columns-repeated="3"/>
        <table:table-row table:style-name="TableLine1735978079920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4">עמי</text:p>
          </table:table-cell>
          <table:table-cell table:style-name="Table1.C1" office:value-type="string">
            <text:p text:style-name="P34">תמי</text:p>
          </table:table-cell>
        </table:table-row>
        <table:table-row table:style-name="TableLine1735978078288">
          <table:table-cell table:style-name="Table1.A2" office:value-type="string">
            <text:p text:style-name="P36">קבוצה ריקה</text:p>
          </table:table-cell>
          <table:table-cell table:style-name="Table1.A2" office:value-type="string">
            <text:p text:style-name="P13">0</text:p>
          </table:table-cell>
          <table:table-cell table:style-name="Table1.C2" office:value-type="string">
            <text:p text:style-name="P13">0</text:p>
          </table:table-cell>
        </table:table-row>
        <table:table-row table:style-name="TableLine1735978069312">
          <table:table-cell table:style-name="Table1.A2" office:value-type="string">
            <text:p text:style-name="P34">א</text:p>
          </table:table-cell>
          <table:table-cell table:style-name="Table1.A2" office:value-type="string">
            <text:p text:style-name="P16">50</text:p>
          </table:table-cell>
          <table:table-cell table:style-name="Table1.C2" office:value-type="string">
            <text:p text:style-name="P17">62</text:p>
          </table:table-cell>
        </table:table-row>
        <table:table-row table:style-name="TableLine1735978081280">
          <table:table-cell table:style-name="Table1.A2" office:value-type="string">
            <text:p text:style-name="P34">ב</text:p>
          </table:table-cell>
          <table:table-cell table:style-name="Table1.A2" office:value-type="string">
            <text:p text:style-name="P16">60</text:p>
          </table:table-cell>
          <table:table-cell table:style-name="Table1.C2" office:value-type="string">
            <text:p text:style-name="P17">52</text:p>
          </table:table-cell>
        </table:table-row>
        <table:table-row table:style-name="TableLine1735978069856">
          <table:table-cell table:style-name="Table1.A2" office:value-type="string">
            <text:p text:style-name="P34">ג</text:p>
          </table:table-cell>
          <table:table-cell table:style-name="Table1.A2" office:value-type="string">
            <text:p text:style-name="P16">70</text:p>
          </table:table-cell>
          <table:table-cell table:style-name="Table1.C2" office:value-type="string">
            <text:p text:style-name="P17">42</text:p>
          </table:table-cell>
        </table:table-row>
        <table:table-row table:style-name="TableLine1735978074208">
          <table:table-cell table:style-name="Table1.A2" office:value-type="string">
            <text:p text:style-name="P34">א,ב</text:p>
          </table:table-cell>
          <table:table-cell table:style-name="Table1.A2" office:value-type="string">
            <text:p text:style-name="P16">111</text:p>
          </table:table-cell>
          <table:table-cell table:style-name="Table1.C2" office:value-type="string">
            <text:p text:style-name="P15"><text:span text:style-name="T73">1</text:span>43</text:p>
          </table:table-cell>
        </table:table-row>
        <table:table-row table:style-name="TableLine1735978074480">
          <table:table-cell table:style-name="Table1.A2" office:value-type="string">
            <text:p text:style-name="P34">א,ג</text:p>
          </table:table-cell>
          <table:table-cell table:style-name="Table1.A2" office:value-type="string">
            <text:p text:style-name="P16">131</text:p>
          </table:table-cell>
          <table:table-cell table:style-name="Table1.C2" office:value-type="string">
            <text:p text:style-name="P14"><text:span text:style-name="T73">1</text:span>3<text:span text:style-name="T71">3</text:span></text:p>
          </table:table-cell>
        </table:table-row>
        <table:table-row table:style-name="TableLine1735978074752">
          <table:table-cell table:style-name="Table1.A2" office:value-type="string">
            <text:p text:style-name="P34">ב,ג</text:p>
          </table:table-cell>
          <table:table-cell table:style-name="Table1.A2" office:value-type="string">
            <text:p text:style-name="P16">151</text:p>
          </table:table-cell>
          <table:table-cell table:style-name="Table1.C2" office:value-type="string">
            <text:p text:style-name="P14"><text:span text:style-name="T73">1</text:span>2<text:span text:style-name="T71">3</text:span></text:p>
          </table:table-cell>
        </table:table-row>
        <table:table-row table:style-name="TableLine1735978076112">
          <table:table-cell table:style-name="Table1.A2" office:value-type="string">
            <text:p text:style-name="P34">א,ב,ג</text:p>
          </table:table-cell>
          <table:table-cell table:style-name="Table1.A2" office:value-type="string">
            <text:p text:style-name="P16">171</text:p>
          </table:table-cell>
          <table:table-cell table:style-name="Table1.C2" office:value-type="string">
            <text:p text:style-name="P18"><text:span text:style-name="T73">1</text:span>53</text:p>
          </table:table-cell>
        </table:table-row>
      </table:table>
      <text:p text:style-name="P30"/>
      <text:p text:style-name="P29"><text:span text:style-name="T67">א. </text:span><text:span text:style-name="T64">מה יעשה מכרז VCG במצב זה – מי יקבל כל חפץ, וכמה ישלם?</text:span></text:p>
      <text:p text:style-name="P31"/>
      <text:p text:style-name="P33"><text:span text:style-name="T59">ב. </text:span><text:span text:style-name="T60">מה יעשה מכרז </text:span><text:span text:style-name="T59">מאירסון </text:span><text:span text:style-name="T60">במצב זה – מי יקבל כל חפץ, וכמה ישלם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24T15:54:38.982000000</dc:date>
    <meta:editing-duration>P11DT10H37M4S</meta:editing-duration>
    <meta:editing-cycles>1390</meta:editing-cycles>
    <meta:document-statistic meta:table-count="1" meta:image-count="0" meta:object-count="0" meta:page-count="2" meta:paragraph-count="64" meta:word-count="493" meta:character-count="2692" meta:non-whitespace-character-count="2262"/>
  </office:meta>
</office:document-meta>
</file>